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3549937046837952843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3654430981720132032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5544669468214047305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9210651956485164164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4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32323033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1646520563797394685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<text:soft-page-break/>Изучаем ASP.NET MVC 5</text:h>
      <text:list xml:id="list2750207501256048323" text:style-name="L6">
        <text:list-item>
          <text:h text:style-name="P32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32322252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soft-page-break/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7T12:12:22.31</dc:date>
    <meta:editing-duration>P26DT6H19M18S</meta:editing-duration>
    <meta:editing-cycles>57</meta:editing-cycles>
    <meta:generator>OpenOffice/4.1.4$Win32 OpenOffice.org_project/414m5$Build-9788</meta:generator>
    <meta:document-statistic meta:table-count="0" meta:image-count="0" meta:object-count="0" meta:page-count="22" meta:paragraph-count="809" meta:word-count="3444" meta:character-count="23075"/>
  </office:meta>
</office:document-meta>
</file>